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218f22" officeooo:paragraph-rsid="00218f2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faafa" officeooo:paragraph-rsid="001faafa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aafa" officeooo:paragraph-rsid="001faaf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aafa" officeooo:paragraph-rsid="00218e4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aafa" officeooo:paragraph-rsid="00232a7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aafa" officeooo:paragraph-rsid="002338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3388b" officeooo:paragraph-rsid="0023388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8f22" officeooo:paragraph-rsid="00218f2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faafa" officeooo:paragraph-rsid="001faaf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aafa" officeooo:paragraph-rsid="0023388b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8e47" style:font-weight-asian="bold" style:font-weight-complex="bold"/>
    </style:style>
    <style:style style:name="T3" style:family="text">
      <style:text-properties fo:font-weight="bold" officeooo:rsid="0023388b" style:font-weight-asian="bold" style:font-weight-complex="bold"/>
    </style:style>
    <style:style style:name="T4" style:family="text">
      <style:text-properties fo:font-weight="bold" officeooo:rsid="00232a74" style:font-weight-asian="bold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218e47"/>
    </style:style>
    <style:style style:name="T8" style:family="text">
      <style:text-properties officeooo:rsid="00218f22"/>
    </style:style>
    <style:style style:name="T9" style:family="text">
      <style:text-properties officeooo:rsid="00232a74"/>
    </style:style>
    <style:style style:name="T10" style:family="text">
      <style:text-properties officeooo:rsid="0023388b"/>
    </style:style>
    <style:style style:name="T11" style:family="text">
      <style:text-properties fo:font-style="italic" officeooo:rsid="00218f22" style:font-style-asian="italic" style:font-style-complex="italic"/>
    </style:style>
    <style:style style:name="T12" style:family="text">
      <style:text-properties fo:font-style="italic" fo:font-weight="bold" officeooo:rsid="00218f22" style:font-style-asian="italic" style:font-weight-asian="bold" style:font-style-complex="italic" style:font-weight-complex="bold"/>
    </style:style>
    <style:style style:name="T13" style:family="text">
      <style:text-properties fo:font-style="normal" fo:font-weight="bold" officeooo:rsid="00218f22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at du fichier extract.py le 10 Avril<text:line-break/></text:p>
      <text:p text:style-name="P2"/>
      <text:p text:style-name="P3"><text:span text:style-name="T5">Au niveau des lieux</text:span><text:line-break/><text:line-break/>Nécessite l’installation d'une base de données(MYSQL), l'utilisateur et le mot de passe doivent être 'root' (sinon modifier dans le fichier extract.py). Le fichier .sql a importer est sur le git.<text:line-break/><text:span text:style-name="T8">Normalement tout</text:span> fonctionne correctement, pour une ville ou un pays, tout est remplacé dans la phrase.<text:line-break/>Exemples : <text:line-break/>« Next Flight to Paris »  sera modifié par « Next Flight to <text:span text:style-name="T1">P</text:span>-Paris »</text:p>
      <text:p text:style-name="P6">« Next Flight to France »  sera modifié par « Next Flight to <text:span text:style-name="T1">P</text:span>-France »</text:p>
      <text:p text:style-name="P6"/>
      <text:p text:style-name="P6"><text:span text:style-name="T5">Au niveau des heures  </text:span><text:line-break/><text:line-break/><text:span text:style-name="T6">- Ce qui fonctionne :</text:span></text:p>
      <text:p text:style-name="P6">→<text:span text:style-name="T8"> </text:span>Les indications d'une partie de la journée : « Morning », « Afternoon », « Evening »,« Night »<text:line-break/><text:span text:style-name="T7">Exemple : « the next flight on the morning » renvoit «  the next flight on the </text:span><text:span text:style-name="T2">MOD</text:span><text:span text:style-name="T7">- 05:00:00-12:00:00 »</text:span></text:p>
      <text:p text:style-name="P6"/>
      <text:p text:style-name="P6">→<text:span text:style-name="T8"> </text:span>Les indications précises : « Midnight », « Noon »</text:p>
      <text:p text:style-name="P6"><text:span text:style-name="T7">Exemple : « the next flight at noon» renvoit «  the next flight at </text:span><text:span text:style-name="T2">H</text:span><text:span text:style-name="T7">- 12:00:00 »</text:span></text:p>
      <text:p text:style-name="P10"/>
      <text:p text:style-name="P10">- Ce qui n'est pas encore finis :</text:p>
      <text:p text:style-name="P6">→ L'affichage des heures des <text:span text:style-name="T10">façons</text:span> suivantes : « 8:00:00 p.m», « 8:00 p.m», « 8 p.m» : Il reste des bugs <text:span text:style-name="T8">à</text:span> corriger.</text:p>
      <text:p text:style-name="P10"/>
      <text:p text:style-name="P10">- Ce qui ne fonctionne pas :</text:p>
      <text:p text:style-name="P6">→ Les intervalles d'heures : « 8:00a.m-8:00p.m », « 8:00a.m/8:00p.m »<text:line-break/><text:line-break/><text:span text:style-name="T5">Au niveau des dates </text:span><text:line-break/><text:line-break/><text:span text:style-name="T6">- Ce qui fonctionne :</text:span></text:p>
      <text:p text:style-name="P3">→<text:span text:style-name="T8"> </text:span>Today </text:p>
      <text:p text:style-name="P7">Exemple :</text:p>
      <text:p text:style-name="P6"><text:span text:style-name="T10">« The next flight today » renvoit « The next flight on </text:span><text:span text:style-name="T3">D</text:span><text:span text:style-name="T10">- 10/04/2017» </text:span></text:p>
      <text:p text:style-name="P7"/>
      <text:p text:style-name="P3">→<text:span text:style-name="T8"> </text:span>Tomorrow</text:p>
      <text:p text:style-name="P7">Exemple : </text:p>
      <text:p text:style-name="P6"><text:span text:style-name="T10">« The next flight tomorrow » renvoit « The next flight on </text:span><text:span text:style-name="T3">D</text:span><text:span text:style-name="T10">- 11/04/2017» </text:span></text:p>
      <text:p text:style-name="P6"/>
      <text:p text:style-name="P6">→<text:span text:style-name="T8"> </text:span>Jours : Monday, Tuesday, etc</text:p>
      <text:p text:style-name="P6"><text:span text:style-name="T10">Exemple :<text:line-break/>« The next flight on Friday » renvoit « The next flight on </text:span><text:span text:style-name="T3">D</text:span><text:span text:style-name="T10">- 15/04/2017» </text:span><text:line-break/></text:p>
      <text:p text:style-name="P5">→<text:span text:style-name="T8"> </text:span>Indications : « In 5 days », « In 5 weeks », « In 5 months », « In 5 years », « In the next  5 days », «<text:span text:style-name="T10">on </text:span>next Month »<text:line-break/><text:soft-page-break/><text:span text:style-name="T8">Exemples : <text:line-break/>« The next flight in 5days » renvoit « The next flight in </text:span><text:span text:style-name="T13">D</text:span><text:span text:style-name="T8">- 15/04/2017 »</text:span></text:p>
      <text:p text:style-name="P5">« <text:span text:style-name="T9">The next flight on next month » renvoit </text:span>« <text:span text:style-name="T9">The next flight on </text:span><text:span text:style-name="T4">ND</text:span><text:span text:style-name="T9">- 10/05/2017 » </text:span></text:p>
      <text:p text:style-name="P3"/>
      <text:p text:style-name="P3"><text:span text:style-name="T6">- Ce qui n'est pas encore finis :</text:span> /</text:p>
      <text:p text:style-name="P3"/>
      <text:p text:style-name="P3"><text:span text:style-name="T6">- Ce qu'il reste à faire : </text:span><text:line-break/>→ Les dates du type 16/03/1997</text:p>
      <text:p text:style-name="P3">→ Les dates du type 16/03</text:p>
      <text:p text:style-name="P3">→ Les dates du type 03/1997<text:line-break/>→ Les dates du type « 16th of March »</text:p>
      <text:p text:style-name="P3">→ Les dates du type « 16th of March in 2018 »<text:line-break/>→ Les dates du types « On March »</text:p>
      <text:p text:style-name="P3"><text:span text:style-name="T5"/></text:p>
      <text:p text:style-name="P3"/>
      <text:p text:style-name="P1">Récapitulatif des signes pour guess.py :</text:p>
      <text:p text:style-name="P8"/>
      <text:p text:style-name="P8">«P-» : Capital or country<text:line-break/>«MOD-» : <text:span text:style-name="T9">Moment of the day (« Morning », etc ) : [MOD- 05:00:00-12:00:00]</text:span><text:line-break/>«D-» : Day : 03/16/1995</text:p>
      <text:p text:style-name="P8">«ND-» : Next Date</text:p>
      <text:p text:style-name="P8">«H-» : Hour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toro </meta:initial-creator>
    <meta:creation-date>2017-04-10T00:58:41.902482163</meta:creation-date>
    <dc:date>2017-04-10T01:29:09.528958021</dc:date>
    <dc:creator>montoro </dc:creator>
    <meta:editing-duration>PT30M26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2" meta:paragraph-count="30" meta:word-count="455" meta:character-count="2215" meta:non-whitespace-character-count="1766"/>
  </office:meta>
</office:document-meta>
</file>